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굴림" svg:font-family="굴림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paragraph-rsid="001e3c35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1e3c35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paragraph-rsid="001e3c35" style:font-size-asian="14pt" style:font-size-complex="14pt"/>
    </style:style>
    <style:style style:name="P4" style:family="paragraph" style:parent-style-name="Standard">
      <style:paragraph-properties fo:margin-top="0in" fo:margin-bottom="0.111in" loext:contextual-spacing="false" fo:text-align="start" style:justify-single-word="false"/>
      <style:text-properties fo:color="#000000" style:font-name="Times New Roman" fo:font-size="12pt" officeooo:paragraph-rsid="001e3c35" style:font-name-asian="굴림1" style:font-size-asian="12pt" style:font-size-complex="12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Times New Roman" officeooo:paragraph-rsid="001e3c35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1874in" fo:margin-bottom="0.1874in" loext:contextual-spacing="false" fo:text-indent="0.5in" style:auto-text-indent="false" style:page-number="auto" fo:background-color="transparent"/>
      <style:text-properties style:font-name="Times New Roman" officeooo:paragraph-rsid="001e3c35"/>
    </style:style>
    <style:style style:name="P7" style:family="paragraph" style:parent-style-name="Standard">
      <loext:graphic-properties draw:fill="none"/>
      <style:paragraph-properties fo:margin-left="0in" fo:margin-right="0in" fo:margin-top="0.1874in" fo:margin-bottom="0.1874in" loext:contextual-spacing="false" fo:text-indent="0.5in" style:auto-text-indent="false" fo:background-color="transparent"/>
      <style:text-properties style:font-name="Times New Roman" officeooo:paragraph-rsid="001e3c35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paragraph-rsid="001e3c35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Times New Roman" officeooo:rsid="001e3c35" officeooo:paragraph-rsid="001e3c35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fo:font-size="14pt" officeooo:paragraph-rsid="001e3c3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officeooo:paragraph-rsid="001e3c35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officeooo:rsid="001e3c35" officeooo:paragraph-rsid="001e3c35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officeooo:rsid="001fd78d" officeooo:paragraph-rsid="001fd78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officeooo:rsid="0021450f" officeooo:paragraph-rsid="0021450f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officeooo:rsid="00233272" officeooo:paragraph-rsid="00233272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Times New Roman" fo:font-weight="bold" officeooo:rsid="00233272" officeooo:paragraph-rsid="00233272" style:font-weight-asian="bold" style:font-weight-complex="bold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text-indent="0.5in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paragraph-rsid="001e3c35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fo:background-color="transparent">
        <style:tab-stops>
          <style:tab-stop style:position="0.4736in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orphans="2" fo:widows="2" fo:text-indent="0.5in" style:auto-text-indent="false" style:page-number="auto" fo:background-color="transparent">
        <style:tab-stops>
          <style:tab-stop style:position="0.4736in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3c35" style:font-size-asian="14pt" style:font-size-complex="14pt"/>
    </style:style>
    <style:style style:name="T3" style:family="text">
      <style:text-properties fo:font-size="14pt" officeooo:rsid="001fd78d" style:font-size-asian="14pt" style:font-size-complex="14pt"/>
    </style:style>
    <style:style style:name="T4" style:family="text">
      <style:text-properties fo:font-size="14pt" officeooo:rsid="00233272" style:font-size-asian="14pt" style:font-size-complex="14pt"/>
    </style:style>
    <style:style style:name="T5" style:family="text">
      <style:text-properties fo:font-size="14pt" officeooo:rsid="00249a63" style:font-size-asian="14pt" style:font-size-complex="14pt"/>
    </style:style>
    <style:style style:name="T6" style:family="text">
      <style:text-properties fo:font-size="14pt" officeooo:rsid="002517b6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3.5pt" fo:font-weight="bold" style:font-name-asian="Times1" style:font-size-asian="13.5pt" style:font-weight-asian="bold" style:font-size-complex="13.5pt"/>
    </style:style>
    <style:style style:name="T10" style:family="text">
      <style:text-properties fo:color="#000000" fo:font-size="13.5pt" style:font-name-asian="Times1" style:font-size-asian="13.5pt" style:font-size-complex="13.5pt"/>
    </style:style>
    <style:style style:name="T11" style:family="text">
      <style:text-properties fo:font-variant="normal" fo:text-transform="none" fo:color="#000000" style:font-name="Times New Roman1" fo:font-size="13.5pt" fo:letter-spacing="normal" fo:font-style="normal" fo:font-weight="normal" style:font-name-asian="Times1" style:font-size-asian="13.5pt" style:font-size-complex="13.5pt"/>
    </style:style>
    <style:style style:name="T12" style:family="text">
      <style:text-properties fo:font-variant="normal" fo:text-transform="none" fo:color="#000000" style:font-name="Times New Roman1" fo:font-size="13.5pt" fo:letter-spacing="normal" fo:font-style="normal" fo:font-weight="normal" style:font-size-asian="13.5pt" style:font-size-complex="13.5pt"/>
    </style:style>
    <style:style style:name="T13" style:family="text">
      <style:text-properties fo:font-variant="normal" fo:text-transform="none" fo:color="#000000" style:font-name="Times New Roman1" fo:font-size="13.5pt" fo:letter-spacing="normal" fo:font-style="italic" fo:font-weight="normal" style:font-name-asian="Times1" style:font-size-asian="13.5pt" style:font-style-asian="italic" style:font-size-complex="13.5pt"/>
    </style:style>
    <style:style style:name="T14" style:family="text">
      <style:text-properties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Группа: ИУ5-2</text:span><text:span text:style-name="T2">1</text:span></text:p>
      <text:p text:style-name="P1"><text:span text:style-name="T1">Студент: </text:span><text:span text:style-name="T2">Белоусов Евгений</text:span></text:p>
      <text:p text:style-name="P4"/>
      <text:p text:style-name="P6"><text:span text:style-name="T9">КВ № 1</text:span><text:span text:style-name="T10">. </text:span><text:span text:style-name="T11">Привести лекционное определение понятия “система” с необходимыми до определениями и определение альтернативное, сформулированное самостоятельно или позаимствованное из литературы (указать первоисточник), исключая Интернет.</text:span></text:p>
      <text:p text:style-name="P7"><text:span text:style-name="T12">Сравнить определения на полноту, однозначность и ясность смысла. Привести упрощенный пример системы с несколькими элементами, пояснить физический смысл каждого элемента, входного и выходного векторов, сформулировать цель системы и указать системное свойство, которым не обладают её элементы.</text:span></text:p>
      <text:p text:style-name="P7"><text:span text:style-name="T13"/></text:p>
      <text:p text:style-name="P2"><text:span text:style-name="T7">Лекционное определение</text:span><text:span text:style-name="T1">: </text:span></text:p>
      <text:p text:style-name="P17"><text:span text:style-name="T16">Система</text:span><text:span text:style-name="T14"> — выделенное из окружающей действительности целое, направленное на достижение определённой цели (целей) и состоящее из закономерно расположенных и взаимосвязанных в пространстве, взаимодействующих во времени составных элементов, обеспечивающих целому системное свойство, которым не обладает ни один из элементов по отдельности.</text:span></text:p>
      <text:p text:style-name="P19"><text:span text:style-name="T15">Действительность</text:span> — всё то, что доступно разуму человека и воздействует или может воздействовать на его органы чувств.</text:p>
      <text:p text:style-name="P18"><text:span text:style-name="T15">Цель </text:span>— это будущий результат.</text:p>
      <text:p text:style-name="P18"><text:span text:style-name="T15">Элемент</text:span> — составная часть системы, которая подразумевается или рассматривается как единое целое.</text:p>
      <text:p text:style-name="P18"><text:span text:style-name="T15">Свойство </text:span>— индикатор или признак, отличающий одно от другого.</text:p>
      <text:p text:style-name="P2"><text:span text:style-name="T1"/></text:p>
      <text:p text:style-name="P3"/>
      <text:p text:style-name="P2"><text:span text:style-name="T7">Определение “Система” из учебника А.В. Менькова и В.А.Острейского: “Теоретические основы автоматизированного определения”</text:span><text:span text:style-name="T1">:</text:span></text:p>
      <text:p text:style-name="P8"><text:span text:style-name="T8">Система</text:span><text:span text:style-name="T1"> - множество элементов, находящихся в отношениях и связях друг с другом, которое образует определенную целостность, единство.</text:span></text:p>
      <text:p text:style-name="P10"/>
      <text:p text:style-name="P11"><text:span text:style-name="T8">Отношения</text:span><text:span text:style-name="T1"> – властные полномочия одних элементов над другими.</text:span></text:p>
      <text:p text:style-name="P11"><text:span text:style-name="T8">Связь</text:span><text:span text:style-name="T1"> – физическое взаимодействие нескольких элементов. </text:span></text:p>
      <text:p text:style-name="P10"/>
      <text:p text:style-name="P9"><text:soft-page-break/><text:span text:style-name="T1">Лекционное определение </text:span><text:span text:style-name="T3">в сравнении с альтернативным </text:span><text:span text:style-name="T1">является более </text:span><text:span text:style-name="T3">полным.</text:span><text:span text:style-name="T1"> </text:span><text:span text:style-name="T3">Оно</text:span><text:span text:style-name="T1"> </text:span><text:span text:style-name="T3">определяет</text:span><text:span text:style-name="T1"> систему, как аппарат для достижения некой цели, которую по отдельности не может достигнуть ни один из ее элементов. </text:span></text:p>
      <text:p text:style-name="P12"><text:span text:style-name="T1"/></text:p>
      <text:p text:style-name="P13"><text:span text:style-name="T1">Упрощенный пример системы: накопительный водонагреватель.</text:span></text:p>
      <text:p text:style-name="P13"><text:span text:style-name="T1">Система состоит из водонагревательного элемента, термометра, пульта управления, управляющей логики ( например контроллер).</text:span></text:p>
      <text:p text:style-name="P15"><text:span text:style-name="T1"/></text:p>
      <text:p text:style-name="P16"><text:span text:style-name="T1">Физический смысл элементов</text:span></text:p>
      <text:p text:style-name="P13"><text:span text:style-name="T1">Водонагревательный элемент — <text:s/>повышает температуру воды.</text:span></text:p>
      <text:p text:style-name="P13"><text:span text:style-name="T1">Термометр — измеряет температуру воды и передает измерения контроллеру.</text:span></text:p>
      <text:p text:style-name="P13"><text:span text:style-name="T1">Пульт управления — получает от пользователя целевую температуру воды и передает ее контроллеру.</text:span></text:p>
      <text:p text:style-name="P13"><text:span text:style-name="T1">Контроллер — обрабатывает всю приходящую на него информацию и на ее основании включает (или выключает) водонагревательный элемент </text:span><text:span text:style-name="T5">(ПИД регулятор)</text:span><text:span text:style-name="T1">.</text:span></text:p>
      <text:p text:style-name="P14"><text:span text:style-name="T1">В данной системе </text:span><text:span text:style-name="T8">входной вектор</text:span><text:span text:style-name="T1"> — установление требуемой температуры пользователем на пульте управления.</text:span></text:p>
      <text:p text:style-name="P14"><text:span text:style-name="T8">Выходной вектор</text:span><text:span text:style-name="T1"> — температура воды </text:span><text:span text:style-name="T4">на выходе</text:span><text:span text:style-name="T1">.</text:span></text:p>
      <text:p text:style-name="P15"><text:span text:style-name="T8">Цель системы</text:span><text:span text:style-name="T1"> — согревать воду до температуры указываемой пользователем.</text:span></text:p>
      <text:p text:style-name="P15"><text:span text:style-name="T1"/></text:p>
      <text:p text:style-name="P15"><text:span text:style-name="T1">Каждый отдельно взятый элемент системы не способен нагревать воду до требуемой температуры и при необходимости поддерживать ее. </text:span><text:span text:style-name="T5">Однако все вместе они </text:span><text:span text:style-name="T6">успешно </text:span><text:span text:style-name="T5">выполняют данную задачу.</text:span></text:p>
      <text:p text:style-name="P3"/>
      <text:p text:style-name="P2"><text:bookmark text:name="_GoBack"/><text:span text:style-name="T1"/></text:p>
      <text:p text:style-name="P3"/>
      <text:p text:style-name="P2"><text:span text:style-name="T1">Дата: </text:span><text:span text:style-name="T2">12.04.2018</text:span></text:p>
      <text:p text:style-name="P3"/>
      <text:p text:style-name="P2"><text:span text:style-name="T1">Подпись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굴림" svg:font-family="굴림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굴림1" svg:font-family="굴림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45:54.060159533</meta:creation-date>
    <dc:date>2018-04-18T22:20:37.569285824</dc:date>
    <meta:editing-duration>PT34M4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334" meta:character-count="2797" meta:non-whitespace-character-count="2473"/>
  </office:meta>
</office:document-meta>
</file>